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7.69pt"/>
    </style:style>
    <style:style style:name="co2" style:family="table-column">
      <style:table-column-properties fo:break-before="auto" style:column-width="31.49pt"/>
    </style:style>
    <style:style style:name="co3" style:family="table-column">
      <style:table-column-properties fo:break-before="auto" style:column-width="25.2pt"/>
    </style:style>
    <style:style style:name="co4" style:family="table-column">
      <style:table-column-properties fo:break-before="auto" style:column-width="28.35pt"/>
    </style:style>
    <style:style style:name="co5" style:family="table-column">
      <style:table-column-properties fo:break-before="auto" style:column-width="22.8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oj_all" table:style-name="ta1">
        <table:shapes>
          <draw:frame draw:z-index="0" draw:style-name="gr1" draw:text-style-name="P1" svg:width="453.51pt" svg:height="255.09pt" svg:x="635.75pt" svg:y="29.2pt">
            <loext:p draw:notify-on-update-of-ranges="toj_all.A24:toj_all.E24 toj_all.A27:toj_all.E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24.91pt" svg:height="196.7pt" svg:x="263.17pt" svg:y="14.09pt">
            <loext:p draw:notify-on-update-of-ranges="toj_all.A2:toj_all.E2 toj_all.A5:toj_all.E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24.91pt" svg:height="196.7pt" svg:x="263.17pt" svg:y="222.12pt">
            <loext:p draw:notify-on-update-of-ranges="toj_all.A7:toj_all.E7 toj_all.A10:toj_all.E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24.91pt" svg:height="196.7pt" svg:x="263.17pt" svg:y="426.93pt">
            <loext:p draw:notify-on-update-of-ranges="toj_all.A12:toj_all.E12 toj_all.A15:toj_all.E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324.91pt" svg:height="196.7pt" svg:x="263.17pt" svg:y="632.47pt">
            <loext:p draw:notify-on-update-of-ranges="toj_all.A2:toj_all.E2 toj_all.A5:toj_all.E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argetLuminance=0.345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4]/[.A3]" office:value-type="float" office:value="0.847619047619048" calcext:value-type="float">
            <text:p>0.8476190476</text:p>
          </table:table-cell>
          <table:table-cell table:formula="of:=[.B4]/[.B3]" office:value-type="float" office:value="0.761904761904762" calcext:value-type="float">
            <text:p>0.7619047619</text:p>
          </table:table-cell>
          <table:table-cell table:formula="of:=[.C4]/[.C3]" office:value-type="float" office:value="0.533333333333333" calcext:value-type="float">
            <text:p>0.5333333333</text:p>
          </table:table-cell>
          <table:table-cell table:formula="of:=[.D4]/[.D3]" office:value-type="float" office:value="0.142857142857143" calcext:value-type="float">
            <text:p>0.1428571429</text:p>
          </table:table-cell>
          <table:table-cell table:formula="of:=[.E4]/[.E3]" office:value-type="float" office:value="0.171428571428571" calcext:value-type="float">
            <text:p>0.1714285714</text:p>
          </table:table-cell>
        </table:table-row>
        <table:table-row table:style-name="ro1">
          <table:table-cell office:value-type="string" calcext:value-type="string">
            <text:p>TargetLuminance=0.471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9]/[.A8]" office:value-type="float" office:value="0.866666666666667" calcext:value-type="float">
            <text:p>0.8666666667</text:p>
          </table:table-cell>
          <table:table-cell table:formula="of:=[.B9]/[.B8]" office:value-type="float" office:value="0.819047619047619" calcext:value-type="float">
            <text:p>0.819047619</text:p>
          </table:table-cell>
          <table:table-cell table:formula="of:=[.C9]/[.C8]" office:value-type="float" office:value="0.438095238095238" calcext:value-type="float">
            <text:p>0.4380952381</text:p>
          </table:table-cell>
          <table:table-cell table:formula="of:=[.D9]/[.D8]" office:value-type="float" office:value="0.19047619047619" calcext:value-type="float">
            <text:p>0.1904761905</text:p>
          </table:table-cell>
          <table:table-cell table:formula="of:=[.E9]/[.E8]" office:value-type="float" office:value="0.228571428571429" calcext:value-type="float">
            <text:p>0.2285714286</text:p>
          </table:table-cell>
        </table:table-row>
        <table:table-row table:style-name="ro1">
          <table:table-cell office:value-type="string" calcext:value-type="string">
            <text:p>TargetLuminance=0.596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4]/[.A13]" office:value-type="float" office:value="0.847619047619048" calcext:value-type="float">
            <text:p>0.8476190476</text:p>
          </table:table-cell>
          <table:table-cell table:formula="of:=[.B14]/[.B13]" office:value-type="float" office:value="0.771428571428571" calcext:value-type="float">
            <text:p>0.7714285714</text:p>
          </table:table-cell>
          <table:table-cell table:formula="of:=[.C14]/[.C13]" office:value-type="float" office:value="0.580952380952381" calcext:value-type="float">
            <text:p>0.580952381</text:p>
          </table:table-cell>
          <table:table-cell table:formula="of:=[.D14]/[.D13]" office:value-type="float" office:value="0.180952380952381" calcext:value-type="float">
            <text:p>0.180952381</text:p>
          </table:table-cell>
          <table:table-cell table:formula="of:=[.E14]/[.E13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string" calcext:value-type="string">
            <text:p>TargetLuminance=0.878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9]/[.A18]" office:value-type="float" office:value="0.857142857142857" calcext:value-type="float">
            <text:p>0.8571428571</text:p>
          </table:table-cell>
          <table:table-cell table:formula="of:=[.B19]/[.B18]" office:value-type="float" office:value="0.752380952380952" calcext:value-type="float">
            <text:p>0.7523809524</text:p>
          </table:table-cell>
          <table:table-cell table:formula="of:=[.C19]/[.C18]" office:value-type="float" office:value="0.485714285714286" calcext:value-type="float">
            <text:p>0.4857142857</text:p>
          </table:table-cell>
          <table:table-cell table:formula="of:=[.D19]/[.D18]" office:value-type="float" office:value="0.180952380952381" calcext:value-type="float">
            <text:p>0.180952381</text:p>
          </table:table-cell>
          <table:table-cell table:formula="of:=[.E19]/[.E18]" office:value-type="float" office:value="0.238095238095238" calcext:value-type="float">
            <text:p>0.238095238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um:</text:p>
          </table:table-cell>
          <table:table-cell table:number-columns-repeated="4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formula="of:=[.A3]+[.A8]+[.A13]+[.A18]" office:value-type="float" office:value="420" calcext:value-type="float">
            <text:p>420</text:p>
          </table:table-cell>
          <table:table-cell table:formula="of:=[.B3]+[.B8]+[.B13]+[.B18]" office:value-type="float" office:value="420" calcext:value-type="float">
            <text:p>420</text:p>
          </table:table-cell>
          <table:table-cell table:formula="of:=[.C3]+[.C8]+[.C13]+[.C18]" office:value-type="float" office:value="420" calcext:value-type="float">
            <text:p>420</text:p>
          </table:table-cell>
          <table:table-cell table:formula="of:=[.D3]+[.D8]+[.D13]+[.D18]" office:value-type="float" office:value="420" calcext:value-type="float">
            <text:p>420</text:p>
          </table:table-cell>
          <table:table-cell table:formula="of:=[.E3]+[.E8]+[.E13]+[.E18]" office:value-type="float" office:value="420" calcext:value-type="float">
            <text:p>420</text:p>
          </table:table-cell>
        </table:table-row>
        <table:table-row table:style-name="ro1">
          <table:table-cell table:formula="of:=[.A4]+[.A9]+[.A14]+[.A19]" office:value-type="float" office:value="359" calcext:value-type="float">
            <text:p>359</text:p>
          </table:table-cell>
          <table:table-cell table:formula="of:=[.B4]+[.B9]+[.B14]+[.B19]" office:value-type="float" office:value="326" calcext:value-type="float">
            <text:p>326</text:p>
          </table:table-cell>
          <table:table-cell table:formula="of:=[.C4]+[.C9]+[.C14]+[.C19]" office:value-type="float" office:value="214" calcext:value-type="float">
            <text:p>214</text:p>
          </table:table-cell>
          <table:table-cell table:formula="of:=[.D4]+[.D9]+[.D14]+[.D19]" office:value-type="float" office:value="73" calcext:value-type="float">
            <text:p>73</text:p>
          </table:table-cell>
          <table:table-cell table:formula="of:=[.E4]+[.E9]+[.E14]+[.E19]" office:value-type="float" office:value="82" calcext:value-type="float">
            <text:p>82</text:p>
          </table:table-cell>
        </table:table-row>
        <table:table-row table:style-name="ro1">
          <table:table-cell table:formula="of:=[.A26]/[.A25]" office:value-type="float" office:value="0.854761904761905" calcext:value-type="float">
            <text:p>0.8547619048</text:p>
          </table:table-cell>
          <table:table-cell table:formula="of:=[.B26]/[.B25]" office:value-type="float" office:value="0.776190476190476" calcext:value-type="float">
            <text:p>0.7761904762</text:p>
          </table:table-cell>
          <table:table-cell table:formula="of:=[.C26]/[.C25]" office:value-type="float" office:value="0.50952380952381" calcext:value-type="float">
            <text:p>0.5095238095</text:p>
          </table:table-cell>
          <table:table-cell table:formula="of:=[.D26]/[.D25]" office:value-type="float" office:value="0.173809523809524" calcext:value-type="float">
            <text:p>0.1738095238</text:p>
          </table:table-cell>
          <table:table-cell table:formula="of:=[.E26]/[.E25]" office:value-type="float" office:value="0.195238095238095" calcext:value-type="float">
            <text:p>0.1952380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8T11:08:05.596000000</dc:date>
    <meta:editing-duration>PT10M50S</meta:editing-duration>
    <meta:editing-cycles>1</meta:editing-cycles>
    <meta:document-statistic meta:table-count="1" meta:cell-count="105" meta:object-count="5"/>
    <meta:generator>LibreOffice/5.0.0.5$Windows_X86_64 LibreOffice_project/1b1a90865e348b492231e1c451437d7a15bb262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toj_all.A24:toj_all.E24 toj_all.A27:toj_all.E27" svg:x="1.331cm" svg:y="0.18cm" svg:width="14.349cm" svg:height="7.659cm">
          <chartooo:coordinate-region svg:x="1.715cm" svg:y="0.379cm" svg:width="13.633cm" svg:height="6.813cm"/>
          <chart:axis chart:dimension="x" chart:name="primary-x" chart:style-name="ch3">
            <chart:title svg:x="7.773cm" svg:y="8.019cm" chart:style-name="ch4">
              <text:p>SOA [ms]</text:p>
            </chart:title>
          </chart:axis>
          <chart:axis chart:dimension="y" chart:name="primary-y" chart:style-name="ch3">
            <chart:title svg:x="0.451cm" svg:y="5.707cm" chart:style-name="ch5">
              <text:p>'Probe First' Frequency</text:p>
            </chart:title>
            <chart:grid chart:style-name="ch6" chart:class="major"/>
          </chart:axis>
          <chart:series chart:style-name="ch7" chart:values-cell-range-address="toj_all.A27:toj_all.E27" chart:class="chart:scatter">
            <chart:domain table:cell-range-address="toj_all.A24:toj_all.E24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-0.1">
                <text:p>-0.1</text:p>
                <draw:g>
                  <svg:desc>toj_all.A24:toj_all.E24</svg:desc>
                </draw:g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854761904761905">
                <text:p>0.854761904761905</text:p>
                <draw:g>
                  <svg:desc>toj_all.A27:toj_all.E27</svg:desc>
                </draw:g>
              </table:table-cell>
              <table:table-cell office:value-type="float" office:value="0.776190476190476">
                <text:p>0.776190476190476</text:p>
              </table:table-cell>
              <table:table-cell office:value-type="float" office:value="0.50952380952381">
                <text:p>0.50952380952381</text:p>
              </table:table-cell>
              <table:table-cell office:value-type="float" office:value="0.173809523809524">
                <text:p>0.173809523809524</text:p>
              </table:table-cell>
              <table:table-cell office:value-type="float" office:value="0.195238095238095">
                <text:p>0.195238095238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_64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63cm" svg:height="6.94cm" xlink:href=".." xlink:type="simple" chart:class="chart:scatter" chart:style-name="ch1">
        <chart:title svg:x="3.306cm" svg:y="0.274cm" chart:style-name="ch2">
          <text:p>TargetLuminance=0.345</text:p>
        </chart:title>
        <chart:plot-area chart:style-name="ch3" table:cell-range-address="toj_all.A2:toj_all.E2 toj_all.A5:toj_all.E5" svg:x="0.229cm" svg:y="1.191cm" svg:width="11.005cm" svg:height="5.611cm">
          <chartooo:coordinate-region svg:x="0.613cm" svg:y="1.391cm" svg:width="10.289cm" svg:height="4.7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oj_all.A5:toj_all.E5" chart:class="chart:scatter">
            <chart:domain table:cell-range-address="toj_all.A2:toj_all.E2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-0.1">
                <text:p>-0.1</text:p>
                <draw:g>
                  <svg:desc>toj_all.A2:toj_all.E2</svg:desc>
                </draw:g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847619047619048">
                <text:p>0.847619047619048</text:p>
                <draw:g>
                  <svg:desc>toj_all.A5:toj_all.E5</svg:desc>
                </draw:g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71428571428571">
                <text:p>0.171428571428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_64 LibreOffice_project/1b1a90865e348b492231e1c451437d7a15bb262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63cm" svg:height="6.94cm" xlink:href=".." xlink:type="simple" chart:class="chart:scatter" chart:style-name="ch1">
        <chart:title svg:x="3.306cm" svg:y="0.274cm" chart:style-name="ch2">
          <text:p>TargetLuminance=0.471</text:p>
        </chart:title>
        <chart:plot-area chart:style-name="ch3" table:cell-range-address="toj_all.A7:toj_all.E7 toj_all.A10:toj_all.E10" svg:x="0.229cm" svg:y="1.191cm" svg:width="11.005cm" svg:height="5.611cm">
          <chartooo:coordinate-region svg:x="0.613cm" svg:y="1.39cm" svg:width="10.289cm" svg:height="4.7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oj_all.A10:toj_all.E10" chart:class="chart:scatter">
            <chart:domain table:cell-range-address="toj_all.A7:toj_all.E7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-0.1">
                <text:p>-0.1</text:p>
                <draw:g>
                  <svg:desc>toj_all.A7:toj_all.E7</svg:desc>
                </draw:g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.866666666666667">
                <text:p>0.866666666666667</text:p>
                <draw:g>
                  <svg:desc>toj_all.A10:toj_all.E10</svg:desc>
                </draw:g>
              </table:table-cell>
              <table:table-cell office:value-type="float" office:value="0.819047619047619">
                <text:p>0.819047619047619</text:p>
              </table:table-cell>
              <table:table-cell office:value-type="float" office:value="0.438095238095238">
                <text:p>0.438095238095238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0.228571428571429">
                <text:p>0.2285714285714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_64 LibreOffice_project/1b1a90865e348b492231e1c451437d7a15bb262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63cm" svg:height="6.94cm" xlink:href=".." xlink:type="simple" chart:class="chart:scatter" chart:style-name="ch1">
        <chart:title svg:x="3.306cm" svg:y="0.274cm" chart:style-name="ch2">
          <text:p>TargetLuminance=0.596</text:p>
        </chart:title>
        <chart:plot-area chart:style-name="ch3" table:cell-range-address="toj_all.A12:toj_all.E12 toj_all.A15:toj_all.E15" svg:x="0.229cm" svg:y="1.191cm" svg:width="11.005cm" svg:height="5.611cm">
          <chartooo:coordinate-region svg:x="0.613cm" svg:y="1.391cm" svg:width="10.289cm" svg:height="4.7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oj_all.A15:toj_all.E15" chart:class="chart:scatter">
            <chart:domain table:cell-range-address="toj_all.A12:toj_all.E12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-0.1">
                <text:p>-0.1</text:p>
                <draw:g>
                  <svg:desc>toj_all.A12:toj_all.E12</svg:desc>
                </draw:g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847619047619048">
                <text:p>0.847619047619048</text:p>
                <draw:g>
                  <svg:desc>toj_all.A15:toj_all.E15</svg:desc>
                </draw:g>
              </table:table-cell>
              <table:table-cell office:value-type="float" office:value="0.771428571428571">
                <text:p>0.771428571428571</text:p>
              </table:table-cell>
              <table:table-cell office:value-type="float" office:value="0.580952380952381">
                <text:p>0.580952380952381</text:p>
              </table:table-cell>
              <table:table-cell office:value-type="float" office:value="0.180952380952381">
                <text:p>0.180952380952381</text:p>
              </table:table-cell>
              <table:table-cell office:value-type="float" office:value="0.142857142857143">
                <text:p>0.1428571428571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_64 LibreOffice_project/1b1a90865e348b492231e1c451437d7a15bb262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63cm" svg:height="6.94cm" xlink:href=".." xlink:type="simple" chart:class="chart:scatter" chart:style-name="ch1">
        <chart:title svg:x="3.306cm" svg:y="0.273cm" chart:style-name="ch2">
          <text:p>TargetLuminance=0.878
</text:p>
        </chart:title>
        <chart:plot-area chart:style-name="ch3" table:cell-range-address="toj_all.A2:toj_all.E2 toj_all.A5:toj_all.E5" svg:x="0.229cm" svg:y="1.694cm" svg:width="11.005cm" svg:height="5.108cm">
          <chartooo:coordinate-region svg:x="0.613cm" svg:y="1.893cm" svg:width="10.289cm" svg:height="4.2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oj_all.A5:toj_all.E5" chart:class="chart:scatter">
            <chart:domain table:cell-range-address="toj_all.A2:toj_all.E2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-0.1">
                <text:p>-0.1</text:p>
                <draw:g>
                  <svg:desc>toj_all.A2:toj_all.E2</svg:desc>
                </draw:g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847619047619048">
                <text:p>0.847619047619048</text:p>
                <draw:g>
                  <svg:desc>toj_all.A5:toj_all.E5</svg:desc>
                </draw:g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71428571428571">
                <text:p>0.1714285714285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_64 LibreOffice_project/1b1a90865e348b492231e1c451437d7a15bb262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